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271cm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1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3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97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296cm"/>
    </style:style>
    <style:style style:name="P1" style:family="paragraph">
      <style:paragraph-properties fo:text-align="center"/>
    </style:style>
    <style:style style:name="P2" style:family="paragraph">
      <style:text-properties fo:font-family="'Lucida Sans Typewriter'" style:font-family-generic="modern" style:font-pitch="fixe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family="'Lucida Sans Typewriter'" style:font-family-generic="modern" style:font-pitch="fixed"/>
    </style:style>
    <style:style style:name="P5" style:family="paragraph">
      <style:text-properties fo:font-family="'Lucida Sans Typewriter'" style:font-family-generic="modern" style:font-pitch="fixed" fo:font-weight="bold" style:font-weight-asian="bold" style:font-weight-complex="bold"/>
    </style:style>
    <style:style style:name="T1" style:family="text">
      <style:text-properties fo:font-family="'Lucida Sans Typewriter'" style:font-family-generic="modern" style:font-pitch="fixed"/>
    </style:style>
    <style:style style:name="T2" style:family="text">
      <style:text-properties fo:font-family="'Lucida Sans Typewriter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61cm" svg:y1="8cm" svg:x2="16.061cm" svg:y2="8cm">
          <text:p/>
        </draw:line>
        <draw:frame draw:style-name="gr2" draw:text-style-name="P2" draw:layer="layout" svg:width="7.771cm" svg:height="1cm" svg:x="6.5cm" svg:y="7cm">
          <draw:text-box>
            <text:p><text:span text:style-name="T1">XTCP_NEW_CONNECTION</text:span></text:p>
          </draw:text-box>
        </draw:frame>
        <draw:line draw:style-name="gr1" draw:text-style-name="P1" draw:layer="layout" svg:x1="6.061cm" svg:y1="8cm" svg:x2="16.061cm" svg:y2="8cm">
          <text:p/>
        </draw:line>
        <draw:line draw:style-name="gr1" draw:text-style-name="P1" draw:layer="layout" svg:x1="6.061cm" svg:y1="8cm" svg:x2="16.061cm" svg:y2="8cm">
          <text:p/>
        </draw:line>
        <draw:line draw:style-name="gr1" draw:text-style-name="P1" draw:layer="layout" svg:x1="6.061cm" svg:y1="8cm" svg:x2="16.061cm" svg:y2="8cm">
          <text:p/>
        </draw:line>
        <draw:line draw:style-name="gr3" draw:text-style-name="P1" draw:layer="layout" svg:x1="6.061cm" svg:y1="6.5cm" svg:x2="16.061cm" svg:y2="6.5cm">
          <text:p/>
        </draw:line>
        <draw:frame draw:style-name="gr4" draw:text-style-name="P2" draw:layer="layout" svg:width="6.623cm" svg:height="1cm" svg:x="9.377cm" svg:y="5.5cm">
          <draw:text-box>
            <text:p><text:span text:style-name="T1">i_xtcp.connect()</text:span></text:p>
          </draw:text-box>
        </draw:fram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1" draw:text-style-name="P1" draw:layer="layout" svg:x1="6.061cm" svg:y1="11cm" svg:x2="16.061cm" svg:y2="11cm">
          <text:p/>
        </draw:line>
        <draw:line draw:style-name="gr1" draw:text-style-name="P1" draw:layer="layout" svg:x1="6.061cm" svg:y1="11cm" svg:x2="16.061cm" svg:y2="11cm">
          <text:p/>
        </draw:line>
        <draw:line draw:style-name="gr3" draw:text-style-name="P1" draw:layer="layout" svg:x1="6.061cm" svg:y1="9.5cm" svg:x2="16.061cm" svg:y2="9.5cm">
          <text:p/>
        </draw:line>
        <draw:frame draw:style-name="gr5" draw:text-style-name="P4" draw:layer="layout" svg:width="5.857cm" svg:height="1cm" svg:x="10.143cm" svg:y="8.5cm">
          <draw:text-box>
            <text:p text:style-name="P3"><text:span text:style-name="T1">i_xtcp.send(1)</text:span></text:p>
          </draw:text-box>
        </draw:fram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1" draw:text-style-name="P1" draw:layer="layout" svg:x1="6.061cm" svg:y1="14cm" svg:x2="16.061cm" svg:y2="14cm">
          <text:p/>
        </draw:line>
        <draw:frame draw:style-name="gr5" draw:text-style-name="P2" draw:layer="layout" svg:width="5.857cm" svg:height="1cm" svg:x="6.643cm" svg:y="10cm">
          <draw:text-box>
            <text:p><text:span text:style-name="T1">XTCP_SENT_DATA</text:span></text:p>
          </draw:text-box>
        </draw:fram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frame draw:style-name="gr5" draw:text-style-name="P2" draw:layer="layout" svg:width="5.857cm" svg:height="1cm" svg:x="6.5cm" svg:y="13cm">
          <draw:text-box>
            <text:p><text:span text:style-name="T1">XTCP_SENT_DATA</text:span></text:p>
          </draw:text-box>
        </draw:frame>
        <draw:line draw:style-name="gr3" draw:text-style-name="P1" draw:layer="layout" svg:x1="6.061cm" svg:y1="15.5cm" svg:x2="16.061cm" svg:y2="15.5cm">
          <text:p/>
        </draw:line>
        <draw:frame draw:style-name="gr5" draw:text-style-name="P2" draw:layer="layout" svg:width="5.857cm" svg:height="1cm" svg:x="10.143cm" svg:y="11.5cm">
          <draw:text-box>
            <text:p><text:span text:style-name="T1">i_xtcp.send(2)</text:span></text:p>
          </draw:text-box>
        </draw:fram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frame draw:style-name="gr6" draw:text-style-name="P2" draw:layer="layout" svg:width="5.476cm" svg:height="1cm" svg:x="10.5cm" svg:y="14.5cm">
          <draw:text-box>
            <text:p><text:span text:style-name="T1">i_tcp.close()</text:span></text:p>
          </draw:text-box>
        </draw:frame>
        <draw:custom-shape draw:style-name="gr7" draw:text-style-name="P1" draw:layer="layout" svg:width="1cm" svg:height="10cm" svg:x="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0cm" svg:x="1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2.796cm" svg:height="1cm" svg:x="4cm" svg:y="4.5cm">
          <draw:text-box>
            <text:p><text:span text:style-name="T2">SERVER</text:span></text:p>
          </draw:text-box>
        </draw:frame>
        <draw:frame draw:style-name="gr8" draw:text-style-name="P5" draw:layer="layout" svg:width="2.796cm" svg:height="1cm" svg:x="15.212cm" svg:y="4.5cm">
          <draw:text-box>
            <text:p><text:span text:style-name="T2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0-12-13T08:20:05</meta:creation-date>
    <dc:date>2017-07-28T11:47:33</dc:date>
    <meta:editing-duration>PT1H25M48S</meta:editing-duration>
    <meta:editing-cycles>4</meta:editing-cycles>
    <meta:generator>OpenOffice/4.1.3$Unix OpenOffice.org_project/413m1$Build-9783</meta:generator>
    <meta:document-statistic meta:object-count="37"/>
  </office:meta>
</office:document-meta>
</file>